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color="#000000" style:font-name="monospace" fo:font-size="10.5pt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loext:padding="0cm" loext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officeooo:paragraph-rsid="000109c6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officeooo:rsid="000109c6" officeooo:paragraph-rsid="000109c6" loext:padding="0cm" loext:border="none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style:font-name="monospace" officeooo:rsid="00010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 = 0.1</text:span></text:p>
      <text:p text:style-name="P2"><text:span text:style-name="T1">151 out of 169 correct. recall = 0.897436, precision = 0.714286, F1 = 0.795455</text:span></text:p>
      <text:p text:style-name="P2"><text:span text:style-name="T1"/></text:p>
      <text:p text:style-name="P4"><text:span text:style-name="T1">c = 0.000002</text:span></text:p>
      <text:p text:style-name="P3"><text:span text:style-name="T3">158 out of 169 correct. recall = 0.743590, precision = 0.966667, F1 = 0.840580</text:span></text:p>
      <text:p text:style-name="P1"/>
      <text:p text:style-name="P4"><text:span text:style-name="T1"># make predictions using all of the data points in x</text:span></text:p>
      <text:p text:style-name="P4"><text:span text:style-name="T1"># print ‘success’ or ‘failure’ depending on whether the </text:span></text:p>
      <text:p text:style-name="P4"><text:span text:style-name="T1"># prediction is correct </text:span></text:p>
      <text:p text:style-name="P4"><text:span text:style-name="T1">#</text:span></text:p>
      <text:p text:style-name="P4"><text:span text:style-name="T1"># x is the data set</text:span></text:p>
      <text:p text:style-name="P4"><text:span text:style-name="T1"># y is the labels</text:span></text:p>
      <text:p text:style-name="P4"><text:span text:style-name="T1"># w is the current set of weights</text:span></text:p>
      <text:p text:style-name="P4"><text:span text:style-name="T1">#</text:span></text:p>
      <text:p text:style-name="P4"><text:span text:style-name="T1">def predict (x, y, w):</text:span></text:p>
      <text:p text:style-name="P4"><text:span text:style-name="T1"><text:s text:c="4"/>correct = 0;</text:span></text:p>
      <text:p text:style-name="P4"><text:span text:style-name="T1"><text:s text:c="4"/>pred_true_act_true = 0.0</text:span></text:p>
      <text:p text:style-name="P4"><text:span text:style-name="T1"><text:s text:c="4"/>act_true = 0.0</text:span></text:p>
      <text:p text:style-name="P4"><text:span text:style-name="T1"><text:s text:c="4"/>pred_true = 0.0</text:span></text:p>
      <text:p text:style-name="P4"><text:span text:style-name="T1"><text:s text:c="4"/></text:span></text:p>
      <text:p text:style-name="P4"><text:span text:style-name="T1"><text:s text:c="4"/>for index in range (len (y)):</text:span></text:p>
      <text:p text:style-name="P4"><text:span text:style-name="T1"><text:s text:c="8"/></text:span></text:p>
      <text:p text:style-name="P4"><text:span text:style-name="T1"><text:s text:c="8"/>if ((np.dot (x[index], w) &gt; 0) and (y[index] &gt; 0)):</text:span></text:p>
      <text:p text:style-name="P4"><text:span text:style-name="T1"><text:s text:c="12"/>print ('success')</text:span></text:p>
      <text:p text:style-name="P4"><text:span text:style-name="T1"><text:s text:c="12"/>correct = correct + 1</text:span></text:p>
      <text:p text:style-name="P4"><text:span text:style-name="T1"><text:s text:c="12"/>pred_true_act_true += 1</text:span></text:p>
      <text:p text:style-name="P4"><text:span text:style-name="T1"><text:s text:c="8"/>elif ((np.dot (x[index], w) &lt; 0) and (y[index] &lt; 0)):</text:span></text:p>
      <text:p text:style-name="P4"><text:span text:style-name="T1"><text:s text:c="12"/>print ('success')</text:span></text:p>
      <text:p text:style-name="P4"><text:span text:style-name="T1"><text:s text:c="12"/>correct = correct + 1</text:span></text:p>
      <text:p text:style-name="P4"><text:span text:style-name="T1"><text:s text:c="8"/>else:</text:span></text:p>
      <text:p text:style-name="P4"><text:span text:style-name="T1"><text:s text:c="15"/>print ('failure')</text:span></text:p>
      <text:p text:style-name="P4"><text:span text:style-name="T1"><text:s text:c="16"/></text:span></text:p>
      <text:p text:style-name="P4"><text:span text:style-name="T1"><text:s text:c="8"/>if (y[index] &gt; 0):</text:span></text:p>
      <text:p text:style-name="P4"><text:span text:style-name="T1"><text:s text:c="12"/>act_true += 1</text:span></text:p>
      <text:p text:style-name="P4"><text:span text:style-name="T1"><text:s text:c="8"/>if (np.dot (x[index], w) &gt; 0):</text:span></text:p>
      <text:p text:style-name="P4"><text:span text:style-name="T1"><text:s text:c="12"/>pred_true += 1</text:span></text:p>
      <text:p text:style-name="P4"><text:span text:style-name="T1"><text:s text:c="8"/></text:span></text:p>
      <text:p text:style-name="P4"><text:span text:style-name="T1"><text:s text:c="16"/></text:span></text:p>
      <text:p text:style-name="P4"><text:span text:style-name="T1"><text:s text:c="8"/>recall = pred_true_act_true/act_true</text:span></text:p>
      <text:p text:style-name="P4"><text:span text:style-name="T1"><text:s text:c="8"/>prec = pred_true_act_true/pred_true</text:span></text:p>
      <text:p text:style-name="P4"><text:span text:style-name="T1"><text:s text:c="8"/>f1 = (2*prec * recall)/(recall + prec)</text:span></text:p>
      <text:p text:style-name="P4"><text:span text:style-name="T1"><text:s text:c="4"/>print ('%d out of %d correct. recall = %f, precision = %f, F1 = %f' % (correct, len(y), </text:span></text:p>
      <text:p text:style-name="P4"><text:span text:style-name="T1"><text:s text:c="75"/>recall, </text:span></text:p>
      <text:p text:style-name="P4"><text:span text:style-name="T1"><text:s text:c="75"/>prec,</text:span></text:p>
      <text:p text:style-name="P4"><text:span text:style-name="T1"><text:s text:c="75"/>f1)) <text:s text:c="4"/></text:span></text:p>
      <text:p text:style-name="P4"><text:span text:style-name="T1"># evaluates and returns the gradient </text:span></text:p>
      <text:p text:style-name="P4"><text:span text:style-name="T1">#</text:span></text:p>
      <text:p text:style-name="P4"><text:span text:style-name="T1"># x is the data set</text:span></text:p>
      <text:p text:style-name="P4"><text:span text:style-name="T1"># y is the labels</text:span></text:p>
      <text:p text:style-name="P4"><text:span text:style-name="T1"># w is the current set of weights</text:span></text:p>
      <text:p text:style-name="P4"><text:span text:style-name="T1"># c is the weight of the slack variables</text:span></text:p>
      <text:p text:style-name="P4"><text:span text:style-name="T1">#</text:span></text:p>
      <text:p text:style-name="P4"><text:span text:style-name="T1">def gradient(x, y, w, c):</text:span></text:p>
      <text:p text:style-name="P4"><text:span text:style-name="T1"><text:s text:c="4"/># Note that the gradient has 30 dims because the data has 30 dims</text:span></text:p>
      <text:p text:style-name="P4"><text:span text:style-name="T1"><text:s text:c="4"/>gradient = np.zeros (30)</text:span></text:p>
      <text:p text:style-name="P4"><text:span text:style-name="T1"><text:s text:c="4"/>n = x.shape[0]</text:span></text:p>
      <text:p text:style-name="P4"><text:span text:style-name="T1"><text:s text:c="4"/>lmd = 1/(n*c)</text:span></text:p>
      <text:p text:style-name="P4"><text:soft-page-break/><text:span text:style-name="T1"><text:s text:c="4"/></text:span></text:p>
      <text:p text:style-name="P4"><text:span text:style-name="T1"><text:s text:c="4"/>for j in range(gradient.shape[0]):</text:span></text:p>
      <text:p text:style-name="P4"><text:span text:style-name="T1"><text:s text:c="8"/>gradient[j] += lmd*w[j]</text:span></text:p>
      <text:p text:style-name="P4"><text:span text:style-name="T1"><text:s text:c="8"/></text:span></text:p>
      <text:p text:style-name="P4"><text:span text:style-name="T1"><text:s text:c="8"/>for i in range(x.shape[0]):</text:span></text:p>
      <text:p text:style-name="P4"><text:span text:style-name="T1"><text:s text:c="12"/>if(1-y[i]*(np.dot(x[i],w)) &gt;= 0):</text:span></text:p>
      <text:p text:style-name="P4"><text:span text:style-name="T1"><text:s text:c="16"/>gradient[j] += -y[i]*x[i][j]/float(n)</text:span></text:p>
      <text:p text:style-name="P4"><text:span text:style-name="T1"><text:s text:c="8"/></text:span></text:p>
      <text:p text:style-name="P4"><text:span text:style-name="T1"><text:s text:c="4"/></text:span></text:p>
      <text:p text:style-name="P4"><text:span text:style-name="T1"><text:s text:c="4"/>return gradient</text:span></text:p>
      <text:p text:style-name="P2"><text:span text:style-name="T1"/></text:p>
      <text:p text:style-name="Preformatted_20_Text"/>
      <text:p text:style-name="Preformatted_20_Text"># evaluates the loss function and returns the loss</text:p>
      <text:p text:style-name="Preformatted_20_Text">#</text:p>
      <text:p text:style-name="Preformatted_20_Text"># x is the data set</text:p>
      <text:p text:style-name="Preformatted_20_Text"># y is the labels</text:p>
      <text:p text:style-name="Preformatted_20_Text"># w is the current set of weights</text:p>
      <text:p text:style-name="Preformatted_20_Text"># c is the weight of the slack variables</text:p>
      <text:p text:style-name="Preformatted_20_Text">#</text:p>
      <text:p text:style-name="Preformatted_20_Text">def f (x, y, w, c):</text:p>
      <text:p text:style-name="Preformatted_20_Text"><text:s text:c="4"/>loss = 0</text:p>
      <text:p text:style-name="Preformatted_20_Text"><text:s text:c="4"/># fill in missing code here!!</text:p>
      <text:p text:style-name="Preformatted_20_Text"><text:s text:c="4"/>n = x.shape[0]</text:p>
      <text:p text:style-name="Preformatted_20_Text"><text:s text:c="4"/>lmd = 1/(n*c)</text:p>
      <text:p text:style-name="Preformatted_20_Text"><text:s text:c="4"/></text:p>
      <text:p text:style-name="Preformatted_20_Text"><text:s text:c="4"/>loss = lmd/2 * np.linalg.norm(w)**2</text:p>
      <text:p text:style-name="Preformatted_20_Text"/>
      <text:p text:style-name="Preformatted_20_Text"><text:s text:c="4"/>for i in range(n):</text:p>
      <text:p text:style-name="Preformatted_20_Text"><text:s text:c="8"/>loss += max(0, 1-y[i]*(np.dot(w,x[i])))/float(n)</text:p>
      <text:p text:style-name="Preformatted_20_Text"><text:s text:c="8"/></text:p>
      <text:p text:style-name="Preformatted_20_Text"><text:s text:c="4"/></text:p>
      <text:p text:style-name="Preformatted_20_Text"><text:s text:c="4"/>return lo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3:19:33.707834648</meta:creation-date>
    <dc:date>2018-11-14T23:23:01.607451493</dc:date>
    <meta:editing-duration>PT3M2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84" meta:word-count="351" meta:character-count="2435" meta:non-whitespace-character-count="1538"/>
  </office:meta>
</office:document-meta>
</file>